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44dac" officeooo:paragraph-rsid="00044dac"/>
    </style:style>
    <style:style style:name="P2" style:family="paragraph" style:parent-style-name="Standard">
      <style:text-properties style:font-name="arial" officeooo:rsid="00044dac" officeooo:paragraph-rsid="00044dac"/>
    </style:style>
    <style:style style:name="P3" style:family="paragraph" style:parent-style-name="Standard">
      <style:text-properties style:font-name="arial" officeooo:rsid="00124c05" officeooo:paragraph-rsid="00124c05"/>
    </style:style>
    <style:style style:name="P4" style:family="paragraph" style:parent-style-name="Standard">
      <style:text-properties style:font-name="arial" officeooo:rsid="000e64cd" officeooo:paragraph-rsid="00124c05"/>
    </style:style>
    <style:style style:name="P5" style:family="paragraph" style:parent-style-name="Standard">
      <style:text-properties style:font-name="arial" officeooo:rsid="0007fd14" officeooo:paragraph-rsid="00124c05"/>
    </style:style>
    <style:style style:name="P6" style:family="paragraph" style:parent-style-name="Standard">
      <style:text-properties style:font-name="arial" officeooo:rsid="00100bd9" officeooo:paragraph-rsid="00183e68"/>
    </style:style>
    <style:style style:name="P7" style:family="paragraph" style:parent-style-name="Standard">
      <style:text-properties style:font-name="arial" officeooo:rsid="000feec7" officeooo:paragraph-rsid="000feec7"/>
    </style:style>
    <style:style style:name="P8" style:family="paragraph" style:parent-style-name="Standard">
      <style:text-properties style:font-name="arial" officeooo:rsid="000feec7" officeooo:paragraph-rsid="0016b830"/>
    </style:style>
    <style:style style:name="P9" style:family="paragraph" style:parent-style-name="Standard">
      <style:text-properties style:font-name="arial" officeooo:rsid="0016b830" officeooo:paragraph-rsid="0016b830"/>
    </style:style>
    <style:style style:name="P10" style:family="paragraph" style:parent-style-name="Standard">
      <style:text-properties style:font-name="arial" officeooo:rsid="0019918c" officeooo:paragraph-rsid="0019918c"/>
    </style:style>
    <style:style style:name="P11" style:family="paragraph" style:parent-style-name="Standard">
      <style:text-properties style:font-name="arial" officeooo:rsid="0009b532" officeooo:paragraph-rsid="0009b532"/>
    </style:style>
    <style:style style:name="T1" style:family="text">
      <style:text-properties officeooo:rsid="000b9bca"/>
    </style:style>
    <style:style style:name="T2" style:family="text">
      <style:text-properties style:text-underline-style="solid" style:text-underline-width="auto" style:text-underline-color="font-color" officeooo:rsid="000b9bca"/>
    </style:style>
    <style:style style:name="T3" style:family="text">
      <style:text-properties style:text-underline-style="none" officeooo:rsid="000b9bca"/>
    </style:style>
    <style:style style:name="T4" style:family="text">
      <style:text-properties style:text-underline-style="none" officeooo:rsid="00124c05"/>
    </style:style>
    <style:style style:name="T5" style:family="text">
      <style:text-properties officeooo:rsid="000e0929"/>
    </style:style>
    <style:style style:name="T6" style:family="text">
      <style:text-properties officeooo:rsid="0013af11"/>
    </style:style>
    <style:style style:name="T7" style:family="text">
      <style:text-properties officeooo:rsid="0014dbe2"/>
    </style:style>
    <style:style style:name="T8" style:family="text">
      <style:text-properties officeooo:rsid="00164a41"/>
    </style:style>
    <style:style style:name="T9" style:family="text">
      <style:text-properties officeooo:rsid="00183e68"/>
    </style:style>
    <style:style style:name="T10" style:family="text">
      <style:text-properties officeooo:rsid="00199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términos</text:p>
      <text:p text:style-name="P1"/>
      <text:p text:style-name="P1">Alquiler películas = Ejemplares _a _alquilar + selección_ejemplares <text:span text:style-name="T5">+ consumo_crédito</text:span></text:p>
      <text:p text:style-name="P3">Compra de bonos = Crédito + Periodo_alquiler(24/48h, semanal)</text:p>
      <text:p text:style-name="P4">Comprobar crédito= Aceptar_alquiler</text:p>
      <text:p text:style-name="P11">Emitir comprobante= Ejemplares_solicitados + fecha_devolución + saldo_disponible</text:p>
      <text:p text:style-name="P10">Estado películas= Devuelta + cantidad_ejemplares + disponibilidad</text:p>
      <text:p text:style-name="P5">Devoluciones= <text:span text:style-name="T1">No_completa + no_</text:span><text:span text:style-name="T3">nuevos</text:span><text:span text:style-name="T2">_</text:span><text:span text:style-name="T3">alquileres + </text:span><text:span text:style-name="T4">calcular_</text:span><text:span text:style-name="T3">sanción_económica</text:span></text:p>
      <text:p text:style-name="P7"/>
      <text:p text:style-name="P8">Pedidos películas= <text:span text:style-name="T7">Películas</text:span>_nuevas + aumento_stock + identificar_con_código</text:p>
      <text:p text:style-name="P6">Entrega películas= Satisfacer_pedido + Una_o_varias_entregas <text:span text:style-name="T9">+entregas pendientes</text:span></text:p>
      <text:p text:style-name="P3"><text:span text:style-name="T8">Pago</text:span> factura=<text:span text:style-name="T6"> </text:span><text:span text:style-name="T10">Pagadas</text:span><text:span text:style-name="T6"> </text:span><text:span text:style-name="T8">+ pendientes_pago</text:span></text:p>
      <text:p text:style-name="P10"/>
      <text:p text:style-name="P10">Tipo pago= <text:s/><text:span text:style-name="T8">U</text:span><text:span text:style-name="T6">na_o_más_veces</text:span></text:p>
      <text:p text:style-name="P9">Establecer datos bono= crédito + periodo + coste</text:p>
      <text:p text:style-name="P9">Facturación mensual= informe + venta_mensual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9:04:45.934127400</meta:creation-date>
    <dc:date>2024-02-14T11:38:09.810478230</dc:date>
    <meta:editing-duration>PT42M3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9" meta:character-count="741" meta:non-whitespace-character-count="674"/>
  </office:meta>
</office:document-meta>
</file>